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rac>
              <mrow>
                <mo stretchy="false">(</mo>
                <mrow>
                  <mrow>
                    <mi>a</mi>
                    <mo stretchy="false">+</mo>
                    <mover accent="true">
                      <mi>a</mi>
                      <mo stretchy="false">˙</mo>
                    </mover>
                  </mrow>
                  <mrow>
                    <mo stretchy="false">ϵ</mo>
                    <mo stretchy="false">+</mo>
                    <mover accent="true">
                      <mi>a</mi>
                      <mo stretchy="false">¨</mo>
                    </mover>
                  </mrow>
                  <msup>
                    <mo stretchy="false">ϵ</mo>
                    <mn>2</mn>
                  </msup>
                </mrow>
                <mo stretchy="false">)</mo>
              </mrow>
              <mrow>
                <mo stretchy="false">(</mo>
                <mrow>
                  <mrow>
                    <mi>b</mi>
                    <mo stretchy="false">+</mo>
                    <mover accent="true">
                      <mi>b</mi>
                      <mo stretchy="false">˙</mo>
                    </mover>
                  </mrow>
                  <mrow>
                    <mo stretchy="false">ϵ</mo>
                    <mo stretchy="false">+</mo>
                    <mover accent="true">
                      <mi>b</mi>
                      <mo stretchy="false">¨</mo>
                    </mover>
                  </mrow>
                  <msup>
                    <mo stretchy="false">ϵ</mo>
                    <mn>2</mn>
                  </msup>
                </mrow>
                <mo stretchy="false">)</mo>
              </mrow>
            </mfrac>
          </mrow>
        </mtd>
      </mtr>
      <mtr>
        <mtd>
          <mrow/>
        </mtd>
      </mtr>
      <mtr>
        <mtd>
          <mrow>
            <mfrac>
              <mrow>
                <mo stretchy="false">(</mo>
                <mrow>
                  <mrow>
                    <mo stretchy="false">(</mo>
                    <mrow>
                      <mrow>
                        <mi>a</mi>
                        <mo stretchy="false">+</mo>
                        <mover accent="true">
                          <mi>a</mi>
                          <mo stretchy="false">˙</mo>
                        </mover>
                      </mrow>
                      <mrow>
                        <mo stretchy="false">ϵ</mo>
                        <mo stretchy="false">+</mo>
                        <mover accent="true">
                          <mi>a</mi>
                          <mo stretchy="false">¨</mo>
                        </mover>
                      </mrow>
                      <msup>
                        <mo stretchy="false">ϵ</mo>
                        <mn>2</mn>
                      </msup>
                    </mrow>
                    <mo stretchy="false">)</mo>
                  </mrow>
                </mrow>
                <mo stretchy="false">)</mo>
              </mrow>
              <mrow>
                <mo stretchy="false">(</mo>
                <mrow>
                  <mrow>
                    <mo stretchy="false">(</mo>
                    <mrow>
                      <mrow>
                        <mi>b</mi>
                        <mo stretchy="false">+</mo>
                        <mover accent="true">
                          <mi>b</mi>
                          <mo stretchy="false">˙</mo>
                        </mover>
                      </mrow>
                      <mrow>
                        <mo stretchy="false">ϵ</mo>
                        <mo stretchy="false">+</mo>
                        <mover accent="true">
                          <mi>b</mi>
                          <mo stretchy="false">¨</mo>
                        </mover>
                      </mrow>
                      <msup>
                        <mo stretchy="false">ϵ</mo>
                        <mn>2</mn>
                      </msup>
                    </mrow>
                    <mo stretchy="false">)</mo>
                  </mrow>
                </mrow>
                <mo stretchy="false">)</mo>
              </mrow>
            </mfrac>
          </mrow>
        </mtd>
      </mtr>
      <mtr>
        <mtd>
          <mrow/>
        </mtd>
      </mtr>
      <mtr>
        <mtd>
          <mrow>
            <mfrac>
              <mrow>
                <mo stretchy="false">(</mo>
                <mrow>
                  <mrow>
                    <mo stretchy="false">(</mo>
                    <mrow>
                      <mrow>
                        <mi>a</mi>
                        <mo stretchy="false">+</mo>
                        <mover accent="true">
                          <mi>a</mi>
                          <mo stretchy="false">˙</mo>
                        </mover>
                      </mrow>
                      <mrow>
                        <mo stretchy="false">ϵ</mo>
                        <mo stretchy="false">+</mo>
                        <mover accent="true">
                          <mi>a</mi>
                          <mo stretchy="false">¨</mo>
                        </mover>
                      </mrow>
                      <msup>
                        <mo stretchy="false">ϵ</mo>
                        <mn>2</mn>
                      </msup>
                    </mrow>
                    <mo stretchy="false">)</mo>
                  </mrow>
                  <mrow>
                    <mo stretchy="false">(</mo>
                    <mrow>
                      <mrow>
                        <mi>b</mi>
                        <mo stretchy="false">−</mo>
                        <mover accent="true">
                          <mi>b</mi>
                          <mo stretchy="false">˙</mo>
                        </mover>
                      </mrow>
                      <mrow>
                        <mo stretchy="false">ϵ</mo>
                        <mo stretchy="false">−</mo>
                        <mover accent="true">
                          <mi>b</mi>
                          <mo stretchy="false">¨</mo>
                        </mover>
                      </mrow>
                      <msup>
                        <mo stretchy="false">ϵ</mo>
                        <mn>2</mn>
                      </msup>
                    </mrow>
                    <mo stretchy="false">)</mo>
                  </mrow>
                </mrow>
                <mo stretchy="false">)</mo>
              </mrow>
              <mrow>
                <mo stretchy="false">(</mo>
                <mrow>
                  <mrow>
                    <mo stretchy="false">(</mo>
                    <mrow>
                      <mrow>
                        <mi>b</mi>
                        <mo stretchy="false">+</mo>
                        <mover accent="true">
                          <mi>b</mi>
                          <mo stretchy="false">˙</mo>
                        </mover>
                      </mrow>
                      <mrow>
                        <mo stretchy="false">ϵ</mo>
                        <mo stretchy="false">+</mo>
                        <mover accent="true">
                          <mi>b</mi>
                          <mo stretchy="false">¨</mo>
                        </mover>
                      </mrow>
                      <msup>
                        <mo stretchy="false">ϵ</mo>
                        <mn>2</mn>
                      </msup>
                    </mrow>
                    <mo stretchy="false">)</mo>
                  </mrow>
                  <mrow>
                    <mo stretchy="false">(</mo>
                    <mrow>
                      <mrow>
                        <mi>b</mi>
                        <mo stretchy="false">−</mo>
                        <mover accent="true">
                          <mi>b</mi>
                          <mo stretchy="false">˙</mo>
                        </mover>
                      </mrow>
                      <mrow>
                        <mo stretchy="false">ϵ</mo>
                        <mo stretchy="false">−</mo>
                        <mover accent="true">
                          <mi>b</mi>
                          <mo stretchy="false">¨</mo>
                        </mover>
                      </mrow>
                      <msup>
                        <mo stretchy="false">ϵ</mo>
                        <mn>2</mn>
                      </msup>
                    </mrow>
                    <mo stretchy="false">)</mo>
                  </mrow>
                </mrow>
                <mo stretchy="false">)</mo>
              </mrow>
            </mfrac>
          </mrow>
        </mtd>
      </mtr>
      <mtr>
        <mtd>
          <mrow/>
        </mtd>
      </mtr>
      <mtr>
        <mtd>
          <mrow>
            <mfrac>
              <mrow>
                <mo stretchy="false">(</mo>
                <mrow>
                  <mrow>
                    <mrow>
                      <mo stretchy="false">(</mo>
                      <mrow>
                        <mi>a</mi>
                        <mi>b</mi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over accent="true">
                          <mi>a</mi>
                          <mo stretchy="false">˙</mo>
                        </mover>
                        <mrow>
                          <mi>b</mi>
                          <mo stretchy="false">−</mo>
                          <mi>a</mi>
                        </mrow>
                        <mover accent="true">
                          <mi>b</mi>
                          <mo stretchy="false">˙</mo>
                        </mover>
                      </mrow>
                      <mo stretchy="false">)</mo>
                    </mrow>
                  </mrow>
                  <mrow>
                    <mo stretchy="false">ϵ</mo>
                    <mo stretchy="false">+</mo>
                    <mrow>
                      <mo stretchy="false">(</mo>
                      <mrow>
                        <mover accent="true">
                          <mi>a</mi>
                          <mo stretchy="false">¨</mo>
                        </mover>
                        <mrow>
                          <mi>b</mi>
                          <mo stretchy="false">−</mo>
                          <mover accent="true">
                            <mi>a</mi>
                            <mo stretchy="false">˙</mo>
                          </mover>
                        </mrow>
                        <mrow>
                          <mover accent="true">
                            <mi>b</mi>
                            <mo stretchy="false">˙</mo>
                          </mover>
                          <mo stretchy="false">−</mo>
                          <mi>a</mi>
                        </mrow>
                        <mover accent="true">
                          <mi>b</mi>
                          <mo stretchy="false">¨</mo>
                        </mover>
                      </mrow>
                      <mo stretchy="false">)</mo>
                    </mrow>
                  </mrow>
                  <msup>
                    <mo stretchy="false">ϵ</mo>
                    <mn>2</mn>
                  </msup>
                </mrow>
                <mo stretchy="false">)</mo>
              </mrow>
              <mrow>
                <mo stretchy="false">(</mo>
                <mrow>
                  <mrow>
                    <mrow>
                      <mo stretchy="false">(</mo>
                      <mrow>
                        <msup>
                          <mi>b</mi>
                          <mn>2</mn>
                        </msup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over accent="true">
                          <mi>b</mi>
                          <mo stretchy="false">˙</mo>
                        </mover>
                        <mrow>
                          <mi>b</mi>
                          <mo stretchy="false">−</mo>
                          <mi>b</mi>
                        </mrow>
                        <mover accent="true">
                          <mi>b</mi>
                          <mo stretchy="false">˙</mo>
                        </mover>
                      </mrow>
                      <mo stretchy="false">)</mo>
                    </mrow>
                  </mrow>
                  <mrow>
                    <mo stretchy="false">ϵ</mo>
                    <mo stretchy="false">+</mo>
                    <mrow>
                      <mo stretchy="false">(</mo>
                      <mrow>
                        <mover accent="true">
                          <mi>b</mi>
                          <mo stretchy="false">¨</mo>
                        </mover>
                        <mrow>
                          <mi>b</mi>
                          <mo stretchy="false">−</mo>
                          <mover accent="true">
                            <mi>b</mi>
                            <mo stretchy="false">˙</mo>
                          </mover>
                        </mrow>
                        <mrow>
                          <mover accent="true">
                            <mi>b</mi>
                            <mo stretchy="false">˙</mo>
                          </mover>
                          <mo stretchy="false">−</mo>
                          <mi>b</mi>
                        </mrow>
                        <mover accent="true">
                          <mi>b</mi>
                          <mo stretchy="false">¨</mo>
                        </mover>
                      </mrow>
                      <mo stretchy="false">)</mo>
                    </mrow>
                  </mrow>
                  <msup>
                    <mo stretchy="false">ϵ</mo>
                    <mn>2</mn>
                  </msup>
                </mrow>
                <mo stretchy="false">)</mo>
              </mrow>
            </mfrac>
          </mrow>
        </mtd>
      </mtr>
      <mtr>
        <mtd>
          <mrow/>
        </mtd>
      </mtr>
      <mtr>
        <mtd>
          <mrow>
            <mfrac>
              <mrow>
                <mo stretchy="false">(</mo>
                <mrow>
                  <mrow>
                    <mrow>
                      <mo stretchy="false">(</mo>
                      <mrow>
                        <mi>a</mi>
                        <mi>b</mi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over accent="true">
                          <mi>a</mi>
                          <mo stretchy="false">˙</mo>
                        </mover>
                        <mrow>
                          <mi>b</mi>
                          <mo stretchy="false">−</mo>
                          <mi>a</mi>
                        </mrow>
                        <mover accent="true">
                          <mi>b</mi>
                          <mo stretchy="false">˙</mo>
                        </mover>
                      </mrow>
                      <mo stretchy="false">)</mo>
                    </mrow>
                  </mrow>
                  <mrow>
                    <mo stretchy="false">ϵ</mo>
                    <mo stretchy="false">+</mo>
                    <mrow>
                      <mo stretchy="false">(</mo>
                      <mrow>
                        <mover accent="true">
                          <mi>a</mi>
                          <mo stretchy="false">¨</mo>
                        </mover>
                        <mrow>
                          <mi>b</mi>
                          <mo stretchy="false">−</mo>
                          <mover accent="true">
                            <mi>a</mi>
                            <mo stretchy="false">˙</mo>
                          </mover>
                        </mrow>
                        <mrow>
                          <mover accent="true">
                            <mi>b</mi>
                            <mo stretchy="false">˙</mo>
                          </mover>
                          <mo stretchy="false">−</mo>
                          <mi>a</mi>
                        </mrow>
                        <mover accent="true">
                          <mi>b</mi>
                          <mo stretchy="false">¨</mo>
                        </mover>
                      </mrow>
                      <mo stretchy="false">)</mo>
                    </mrow>
                  </mrow>
                  <msup>
                    <mo stretchy="false">ϵ</mo>
                    <mn>2</mn>
                  </msup>
                </mrow>
                <mo stretchy="false">)</mo>
              </mrow>
              <mrow>
                <mo stretchy="false">(</mo>
                <mrow>
                  <mrow>
                    <mrow>
                      <mo stretchy="false">(</mo>
                      <mrow>
                        <msup>
                          <mi>b</mi>
                          <mn>2</mn>
                        </msup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row>
                          <mo stretchy="false">−</mo>
                          <mover accent="true">
                            <msup>
                              <mi>b</mi>
                              <mn>2</mn>
                            </msup>
                            <mo stretchy="false">˙</mo>
                          </mover>
                        </mrow>
                      </mrow>
                      <mo stretchy="false">)</mo>
                    </mrow>
                  </mrow>
                  <msup>
                    <mo stretchy="false">ϵ</mo>
                    <mn>2</mn>
                  </msup>
                </mrow>
                <mo stretchy="false">)</mo>
              </mrow>
            </mfrac>
          </mrow>
        </mtd>
      </mtr>
      <mtr>
        <mtd>
          <mrow/>
        </mtd>
      </mtr>
      <mtr>
        <mtd>
          <mrow>
            <mfrac>
              <mrow>
                <mo stretchy="false">(</mo>
                <mrow>
                  <mrow>
                    <mo stretchy="false">(</mo>
                    <mrow>
                      <mrow>
                        <mrow>
                          <mo stretchy="false">(</mo>
                          <mrow>
                            <mi>a</mi>
                            <mi>b</mi>
                          </mrow>
                          <mo stretchy="false">)</mo>
                        </mrow>
                        <mo stretchy="false">+</mo>
                        <mrow>
                          <mo stretchy="false">(</mo>
                          <mrow>
                            <mover accent="true">
                              <mi>a</mi>
                              <mo stretchy="false">˙</mo>
                            </mover>
                            <mrow>
                              <mi>b</mi>
                              <mo stretchy="false">−</mo>
                              <mi>a</mi>
                            </mrow>
                            <mover accent="true">
                              <mi>b</mi>
                              <mo stretchy="false">˙</mo>
                            </mover>
                          </mrow>
                          <mo stretchy="false">)</mo>
                        </mrow>
                      </mrow>
                      <mrow>
                        <mo stretchy="false">ϵ</mo>
                        <mo stretchy="false">+</mo>
                        <mrow>
                          <mo stretchy="false">(</mo>
                          <mrow>
                            <mover accent="true">
                              <mi>a</mi>
                              <mo stretchy="false">¨</mo>
                            </mover>
                            <mrow>
                              <mi>b</mi>
                              <mo stretchy="false">−</mo>
                              <mover accent="true">
                                <mi>a</mi>
                                <mo stretchy="false">˙</mo>
                              </mover>
                            </mrow>
                            <mrow>
                              <mover accent="true">
                                <mi>b</mi>
                                <mo stretchy="false">˙</mo>
                              </mover>
                              <mo stretchy="false">−</mo>
                              <mi>a</mi>
                            </mrow>
                            <mover accent="true">
                              <mi>b</mi>
                              <mo stretchy="false">¨</mo>
                            </mover>
                          </mrow>
                          <mo stretchy="false">)</mo>
                        </mrow>
                      </mrow>
                      <msup>
                        <mo stretchy="false">ϵ</mo>
                        <mn>2</mn>
                      </msup>
                    </mrow>
                    <mo stretchy="false">)</mo>
                  </mrow>
                  <mrow>
                    <mo stretchy="false">(</mo>
                    <mrow>
                      <mrow>
                        <mrow>
                          <mo stretchy="false">(</mo>
                          <mrow>
                            <msup>
                              <mi>b</mi>
                              <mn>2</mn>
                            </msup>
                          </mrow>
                          <mo stretchy="false">)</mo>
                        </mrow>
                        <mo stretchy="false">+</mo>
                        <mrow>
                          <mo stretchy="false">(</mo>
                          <mrow>
                            <mover accent="true">
                              <msup>
                                <mi>b</mi>
                                <mn>2</mn>
                              </msup>
                              <mo stretchy="false">˙</mo>
                            </mover>
                          </mrow>
                          <mo stretchy="false">)</mo>
                        </mrow>
                      </mrow>
                      <msup>
                        <mo stretchy="false">ϵ</mo>
                        <mn>2</mn>
                      </msup>
                    </mrow>
                    <mo stretchy="false">)</mo>
                  </mrow>
                </mrow>
                <mo stretchy="false">)</mo>
              </mrow>
              <mrow>
                <mo stretchy="false">(</mo>
                <mrow>
                  <mrow>
                    <mo stretchy="false">(</mo>
                    <mrow>
                      <mrow>
                        <mrow>
                          <mo stretchy="false">(</mo>
                          <mrow>
                            <msup>
                              <mi>b</mi>
                              <mn>2</mn>
                            </msup>
                          </mrow>
                          <mo stretchy="false">)</mo>
                        </mrow>
                        <mo stretchy="false">+</mo>
                        <mrow>
                          <mo stretchy="false">(</mo>
                          <mrow>
                            <mrow>
                              <mo stretchy="false">−</mo>
                              <mover accent="true">
                                <msup>
                                  <mi>b</mi>
                                  <mn>2</mn>
                                </msup>
                                <mo stretchy="false">˙</mo>
                              </mover>
                            </mrow>
                          </mrow>
                          <mo stretchy="false">)</mo>
                        </mrow>
                      </mrow>
                      <msup>
                        <mo stretchy="false">ϵ</mo>
                        <mn>2</mn>
                      </msup>
                    </mrow>
                    <mo stretchy="false">)</mo>
                  </mrow>
                  <mrow>
                    <mo stretchy="false">(</mo>
                    <mrow>
                      <mrow>
                        <mrow>
                          <mo stretchy="false">(</mo>
                          <mrow>
                            <msup>
                              <mi>b</mi>
                              <mn>2</mn>
                            </msup>
                          </mrow>
                          <mo stretchy="false">)</mo>
                        </mrow>
                        <mo stretchy="false">+</mo>
                        <mrow>
                          <mo stretchy="false">(</mo>
                          <mrow>
                            <mover accent="true">
                              <msup>
                                <mi>b</mi>
                                <mn>2</mn>
                              </msup>
                              <mo stretchy="false">˙</mo>
                            </mover>
                          </mrow>
                          <mo stretchy="false">)</mo>
                        </mrow>
                      </mrow>
                      <msup>
                        <mo stretchy="false">ϵ</mo>
                        <mn>2</mn>
                      </msup>
                    </mrow>
                    <mo stretchy="false">)</mo>
                  </mrow>
                </mrow>
                <mo stretchy="false">)</mo>
              </mrow>
            </mfrac>
          </mrow>
        </mtd>
      </mtr>
      <mtr>
        <mtd>
          <mrow/>
        </mtd>
      </mtr>
      <mtr>
        <mtd>
          <mrow>
            <mfrac>
              <mrow>
                <mo stretchy="false">(</mo>
                <mrow>
                  <mrow>
                    <mrow>
                      <mo stretchy="false">(</mo>
                      <mrow>
                        <mrow>
                          <mo stretchy="false">(</mo>
                          <mrow>
                            <mi>a</mi>
                            <mi>b</mi>
                          </mrow>
                          <mo stretchy="false">)</mo>
                        </mrow>
                        <mrow>
                          <mo stretchy="false">(</mo>
                          <mrow>
                            <msup>
                              <mi>b</mi>
                              <mn>2</mn>
                            </msup>
                          </mrow>
                          <mo stretchy="false">)</mo>
                        </mrow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row>
                          <mo stretchy="false">(</mo>
                          <mrow>
                            <mover accent="true">
                              <mi>a</mi>
                              <mo stretchy="false">˙</mo>
                            </mover>
                            <mrow>
                              <mi>b</mi>
                              <mo stretchy="false">−</mo>
                              <mi>a</mi>
                            </mrow>
                            <mover accent="true">
                              <mi>b</mi>
                              <mo stretchy="false">˙</mo>
                            </mover>
                          </mrow>
                          <mo stretchy="false">)</mo>
                        </mrow>
                        <mrow>
                          <mo stretchy="false">(</mo>
                          <mrow>
                            <msup>
                              <mi>b</mi>
                              <mn>2</mn>
                            </msup>
                          </mrow>
                          <mo stretchy="false">)</mo>
                        </mrow>
                      </mrow>
                      <mo stretchy="false">)</mo>
                    </mrow>
                  </mrow>
                  <mrow>
                    <mo stretchy="false">ϵ</mo>
                    <mo stretchy="false">+</mo>
                    <mrow>
                      <mo stretchy="false">(</mo>
                      <mrow>
                        <mrow>
                          <mo stretchy="false">(</mo>
                          <mrow>
                            <mover accent="true">
                              <mi>a</mi>
                              <mo stretchy="false">¨</mo>
                            </mover>
                            <mrow>
                              <mi>b</mi>
                              <mo stretchy="false">−</mo>
                              <mover accent="true">
                                <mi>a</mi>
                                <mo stretchy="false">˙</mo>
                              </mover>
                            </mrow>
                            <mrow>
                              <mover accent="true">
                                <mi>b</mi>
                                <mo stretchy="false">˙</mo>
                              </mover>
                              <mo stretchy="false">−</mo>
                              <mi>a</mi>
                            </mrow>
                            <mover accent="true">
                              <mi>b</mi>
                              <mo stretchy="false">¨</mo>
                            </mover>
                          </mrow>
                          <mo stretchy="false">)</mo>
                        </mrow>
                        <mrow>
                          <mrow>
                            <mo stretchy="false">(</mo>
                            <mrow>
                              <msup>
                                <mi>b</mi>
                                <mn>2</mn>
                              </msup>
                            </mrow>
                            <mo stretchy="false">)</mo>
                          </mrow>
                          <mo stretchy="false">+</mo>
                          <mrow>
                            <mo stretchy="false">(</mo>
                            <mrow>
                              <mi>a</mi>
                              <mi>b</mi>
                            </mrow>
                            <mo stretchy="false">)</mo>
                          </mrow>
                        </mrow>
                        <mrow>
                          <mo stretchy="false">(</mo>
                          <mrow>
                            <mover accent="true">
                              <msup>
                                <mi>b</mi>
                                <mn>2</mn>
                              </msup>
                              <mo stretchy="false">˙</mo>
                            </mover>
                          </mrow>
                          <mo stretchy="false">)</mo>
                        </mrow>
                      </mrow>
                      <mo stretchy="false">)</mo>
                    </mrow>
                  </mrow>
                  <msup>
                    <mo stretchy="false">ϵ</mo>
                    <mn>2</mn>
                  </msup>
                </mrow>
                <mo stretchy="false">)</mo>
              </mrow>
              <mrow>
                <mo stretchy="false">(</mo>
                <mrow>
                  <mrow>
                    <mrow>
                      <mo stretchy="false">(</mo>
                      <mrow>
                        <msup>
                          <mi>b</mi>
                          <mn>4</mn>
                        </msup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row>
                          <mo stretchy="false">−</mo>
                          <mover accent="true">
                            <msup>
                              <mi>b</mi>
                              <mn>2</mn>
                            </msup>
                            <mo stretchy="false">˙</mo>
                          </mover>
                        </mrow>
                        <mrow>
                          <msup>
                            <mi>b</mi>
                            <mn>2</mn>
                          </msup>
                          <mo stretchy="false">+</mo>
                          <msup>
                            <mi>b</mi>
                            <mn>2</mn>
                          </msup>
                        </mrow>
                        <mover accent="true">
                          <msup>
                            <mi>b</mi>
                            <mn>2</mn>
                          </msup>
                          <mo stretchy="false">˙</mo>
                        </mover>
                      </mrow>
                      <mo stretchy="false">)</mo>
                    </mrow>
                  </mrow>
                  <msup>
                    <mo stretchy="false">ϵ</mo>
                    <mn>2</mn>
                  </msup>
                </mrow>
                <mo stretchy="false">)</mo>
              </mrow>
            </mfrac>
          </mrow>
        </mtd>
      </mtr>
      <mtr>
        <mtd>
          <mrow/>
        </mtd>
      </mtr>
      <mtr>
        <mtd>
          <mrow>
            <mfrac>
              <mrow>
                <mo stretchy="false">(</mo>
                <mrow>
                  <mrow>
                    <mrow>
                      <mo stretchy="false">(</mo>
                      <mrow>
                        <mi>a</mi>
                        <msup>
                          <mi>b</mi>
                          <mn>3</mn>
                        </msup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over accent="true">
                          <mi>a</mi>
                          <mo stretchy="false">˙</mo>
                        </mover>
                        <mi>b</mi>
                        <mrow>
                          <msup>
                            <mi>b</mi>
                            <mn>2</mn>
                          </msup>
                          <mo stretchy="false">−</mo>
                          <mi>a</mi>
                        </mrow>
                        <mover accent="true">
                          <mi>b</mi>
                          <mo stretchy="false">˙</mo>
                        </mover>
                        <msup>
                          <mi>b</mi>
                          <mn>2</mn>
                        </msup>
                      </mrow>
                      <mo stretchy="false">)</mo>
                    </mrow>
                  </mrow>
                  <mrow>
                    <mo stretchy="false">ϵ</mo>
                    <mo stretchy="false">+</mo>
                    <mrow>
                      <mo stretchy="false">(</mo>
                      <mrow>
                        <mover accent="true">
                          <mi>a</mi>
                          <mo stretchy="false">¨</mo>
                        </mover>
                        <mrow>
                          <msup>
                            <mi>b</mi>
                            <mn>3</mn>
                          </msup>
                          <mo stretchy="false">−</mo>
                          <mover accent="true">
                            <mi>a</mi>
                            <mo stretchy="false">˙</mo>
                          </mover>
                        </mrow>
                        <mover accent="true">
                          <mi>b</mi>
                          <mo stretchy="false">˙</mo>
                        </mover>
                        <mrow>
                          <msup>
                            <mi>b</mi>
                            <mn>2</mn>
                          </msup>
                          <mo stretchy="false">−</mo>
                          <mi>a</mi>
                        </mrow>
                        <mover accent="true">
                          <mi>b</mi>
                          <mo stretchy="false">¨</mo>
                        </mover>
                        <mrow>
                          <msup>
                            <mi>b</mi>
                            <mn>2</mn>
                          </msup>
                          <mo stretchy="false">+</mo>
                          <mi>a</mi>
                        </mrow>
                        <mi>b</mi>
                        <mover accent="true">
                          <msup>
                            <mi>b</mi>
                            <mn>2</mn>
                          </msup>
                          <mo stretchy="false">˙</mo>
                        </mover>
                      </mrow>
                      <mo stretchy="false">)</mo>
                    </mrow>
                  </mrow>
                  <msup>
                    <mo stretchy="false">ϵ</mo>
                    <mn>2</mn>
                  </msup>
                </mrow>
                <mo stretchy="false">)</mo>
              </mrow>
              <mrow>
                <mo stretchy="false">(</mo>
                <mrow>
                  <msup>
                    <mi>b</mi>
                    <mn>4</mn>
                  </msup>
                </mrow>
                <mo stretchy="false">)</mo>
              </mrow>
            </mfrac>
          </mrow>
        </mtd>
      </mtr>
      <mtr>
        <mtd>
          <mrow/>
        </mtd>
      </mtr>
      <mtr>
        <mtd>
          <mrow>
            <mrow>
              <mfrac>
                <mrow>
                  <mo stretchy="false">(</mo>
                  <mrow>
                    <mi>a</mi>
                  </mrow>
                  <mo stretchy="false">)</mo>
                </mrow>
                <mrow>
                  <mo stretchy="false">(</mo>
                  <mrow>
                    <mi>b</mi>
                  </mrow>
                  <mo stretchy="false">)</mo>
                </mrow>
              </mfrac>
              <mo stretchy="false">+</mo>
              <mfrac>
                <mrow>
                  <mo stretchy="false">(</mo>
                  <mrow>
                    <mover accent="true">
                      <mi>a</mi>
                      <mo stretchy="false">˙</mo>
                    </mover>
                    <mrow>
                      <mi>b</mi>
                      <mo stretchy="false">−</mo>
                      <mi>a</mi>
                    </mrow>
                    <mover accent="true">
                      <mi>b</mi>
                      <mo stretchy="false">˙</mo>
                    </mover>
                  </mrow>
                  <mo stretchy="false">)</mo>
                </mrow>
                <mrow>
                  <mo stretchy="false">(</mo>
                  <mrow>
                    <msup>
                      <mi>b</mi>
                      <mn>2</mn>
                    </msup>
                  </mrow>
                  <mo stretchy="false">)</mo>
                </mrow>
              </mfrac>
            </mrow>
            <mrow>
              <mo stretchy="false">ϵ</mo>
              <mo stretchy="false">+</mo>
              <mfrac>
                <mrow>
                  <mo stretchy="false">(</mo>
                  <mrow>
                    <mover accent="true">
                      <mi>a</mi>
                      <mo stretchy="false">¨</mo>
                    </mover>
                    <mrow>
                      <msup>
                        <mi>b</mi>
                        <mn>2</mn>
                      </msup>
                      <mo stretchy="false">−</mo>
                      <mover accent="true">
                        <mi>a</mi>
                        <mo stretchy="false">˙</mo>
                      </mover>
                    </mrow>
                    <mover accent="true">
                      <mi>b</mi>
                      <mo stretchy="false">˙</mo>
                    </mover>
                    <mrow>
                      <mi>b</mi>
                      <mo stretchy="false">−</mo>
                      <mi>a</mi>
                    </mrow>
                    <mover accent="true">
                      <mi>b</mi>
                      <mo stretchy="false">¨</mo>
                    </mover>
                    <mrow>
                      <mi>b</mi>
                      <mo stretchy="false">+</mo>
                      <mi>a</mi>
                    </mrow>
                    <mover accent="true">
                      <msup>
                        <mi>b</mi>
                        <mn>2</mn>
                      </msup>
                      <mo stretchy="false">˙</mo>
                    </mover>
                  </mrow>
                  <mo stretchy="false">)</mo>
                </mrow>
                <mrow>
                  <mo stretchy="false">(</mo>
                  <mrow>
                    <msup>
                      <mi>b</mi>
                      <mn>3</mn>
                    </msup>
                  </mrow>
                  <mo stretchy="false">)</mo>
                </mrow>
              </mfrac>
            </mrow>
            <msup>
              <mo stretchy="false">ϵ</mo>
              <mn>2</mn>
            </msup>
          </mrow>
        </mtd>
      </mtr>
    </mtable>
    <annotation encoding="StarMath 5.0">(a + dot a %epsilon + ddot a %epsilon sup 2) over (b + dot b %epsilon + ddot b %epsilon sup 2) newline
newline

((a + dot a %epsilon + ddot a %epsilon sup 2)) over ((b + dot b %epsilon + ddot b %epsilon sup 2)) newline
newline

 ((a + dot a %epsilon + ddot a %epsilon sup 2)(b - dot b %epsilon - ddot b %epsilon sup 2)) over ((b + dot b %epsilon + ddot b %epsilon sup 2)(b - dot b %epsilon - ddot b %epsilon sup 2)) newline
 newline

((a b) + (dot a b - a dot b) %epsilon + (ddot a b - dot a dot b - a ddot b) %epsilon sup 2) over ((b sup 2) + (dot b b-b dot b) %epsilon + (ddot b b - dot b dot b - b ddot b) %epsilon sup 2) newline
newline

((a b) + (dot a b - a dot b) %epsilon + (ddot a b - dot a dot b - a ddot b) %epsilon sup 2) over ((b sup 2) + ( - dot b sup 2) %epsilon sup 2) newline
newline

(((a b) + (dot a b - a dot b) %epsilon + (ddot a b - dot a dot b - a ddot b) %epsilon sup 2)((b sup 2) + (dot b sup 2) %epsilon sup 2)) over (((b sup 2) + ( - dot b sup 2) %epsilon sup 2)((b sup 2) + (dot b sup 2) %epsilon sup 2)) newline
newline

(((a b)(b sup 2)) + ((dot a b - a dot b)(b sup 2)) %epsilon + ((ddot a b - dot a dot b - a ddot b)(b sup 2) + (a b)(dot b sup 2)) %epsilon sup 2) over ((b sup 4) + (- dot b sup 2 b sup 2 + b sup 2 dot b sup 2) %epsilon sup 2) newline
newline

((a b sup 3) + (dot a b b sup 2 - a dot b b sup 2) %epsilon + (ddot a b sup 3 - dot a dot b b sup 2 - a ddot b b sup 2 + a b dot b sup 2) %epsilon sup 2) over (b sup 4) newline
newline

(a) over (b) + (dot a b - a dot b) over (b sup 2) %epsilon + (ddot a b sup 2 - dot a dot b b - a ddot b b + a dot b sup 2) over (b sup 3) %epsilon sup 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0:22:49.666307000</meta:creation-date>
    <meta:generator>LibreOffice/4.1.3.2$MacOSX_x86 LibreOffice_project/70feb7d99726f064edab4605a8ab840c50ec57a</meta:generator>
  </office:meta>
</office:document-meta>
</file>